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/>
      <style:text-properties style:font-name="Liberation Sans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9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weight="bold" officeooo:paragraph-rsid="004c5a6a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6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30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3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32" style:family="paragraph" style:parent-style-name="Standard">
      <style:paragraph-properties fo:margin-top="0cm" fo:margin-bottom="0.25cm" loext:contextual-spacing="false"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63942" officeooo:paragraph-rsid="00563942" style:font-weight-asian="bold" style:font-weight-complex="bold"/>
    </style:style>
    <style:style style:name="P3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c21b5" officeooo:paragraph-rsid="005c21b5" style:font-weight-asian="bold" style:font-weight-complex="bold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638f32" officeooo:paragraph-rsid="00638f32" style:font-weight-asian="bold" style:font-weight-complex="bold"/>
    </style:style>
    <style:style style:name="P36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37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40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41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4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4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8b833" officeooo:paragraph-rsid="0048b833"/>
    </style:style>
    <style:style style:name="P45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 officeooo:rsid="0048b833" officeooo:paragraph-rsid="0048b833"/>
    </style:style>
    <style:style style:name="P46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b30fe" officeooo:paragraph-rsid="004b30fe"/>
    </style:style>
    <style:style style:name="P47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49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5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5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5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53" style:family="paragraph" style:parent-style-name="Standard">
      <style:paragraph-properties fo:line-height="115%" fo:break-before="page"/>
    </style:style>
    <style:style style:name="P54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55" style:family="paragraph" style:parent-style-name="Standard">
      <style:paragraph-properties fo:line-height="115%" fo:text-align="start" style:justify-single-word="false" fo:break-before="page"/>
      <style:text-properties style:font-name="Liberation Sans" fo:font-weight="bold" officeooo:paragraph-rsid="004c5a6a" style:font-weight-asian="bold" style:font-weight-complex="bold"/>
    </style:style>
    <style:style style:name="P56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58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59" style:family="paragraph" style:parent-style-name="Text_20_body_20__28_user_29_">
      <style:paragraph-properties fo:line-height="115%"/>
    </style:style>
    <style:style style:name="P60" style:family="paragraph" style:parent-style-name="Text_20_body_20__28_user_29_">
      <style:paragraph-properties fo:line-height="115%"/>
      <style:text-properties officeooo:paragraph-rsid="002b078e"/>
    </style:style>
    <style:style style:name="P61" style:family="paragraph" style:parent-style-name="Text_20_body_20__28_user_29_">
      <style:paragraph-properties fo:line-height="115%"/>
      <style:text-properties officeooo:paragraph-rsid="0044030e"/>
    </style:style>
    <style:style style:name="P62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63" style:family="paragraph" style:parent-style-name="Standard" style:list-style-name="WWNum1">
      <style:paragraph-properties fo:line-height="115%"/>
      <style:text-properties style:font-name="Liberation Sans"/>
    </style:style>
    <style:style style:name="P64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65" style:family="paragraph" style:parent-style-name="Standard">
      <style:paragraph-properties fo:margin-top="0cm" fo:margin-bottom="0.3cm" loext:contextual-spacing="false" fo:line-height="115%"/>
      <style:text-properties style:font-name="Liberation Sans" fo:font-size="14pt" fo:font-weight="bold" officeooo:paragraph-rsid="0003ea43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604396" officeooo:paragraph-rsid="005c21b5" style:font-weight-asian="normal" style:font-weight-complex="normal"/>
    </style:style>
    <style:style style:name="P6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638f32" officeooo:paragraph-rsid="00638f32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1a741"/>
    </style:style>
    <style:style style:name="T18" style:family="text">
      <style:text-properties style:font-name="Liberation Sans" fo:language="en" fo:country="US" officeooo:rsid="0044030e"/>
    </style:style>
    <style:style style:name="T19" style:family="text">
      <style:text-properties style:font-name="Liberation Sans" officeooo:rsid="0004d903"/>
    </style:style>
    <style:style style:name="T20" style:family="text">
      <style:text-properties style:font-name="Liberation Sans" officeooo:rsid="0006fe0a"/>
    </style:style>
    <style:style style:name="T21" style:family="text">
      <style:text-properties style:font-name="Liberation Sans" fo:font-size="12pt" officeooo:rsid="0006fe0a" style:font-size-asian="12pt" style:font-size-complex="12pt"/>
    </style:style>
    <style:style style:name="T22" style:family="text">
      <style:text-properties style:font-name="Liberation Sans" officeooo:rsid="0020c489"/>
    </style:style>
    <style:style style:name="T23" style:family="text">
      <style:text-properties style:font-name="Liberation Sans" officeooo:rsid="003052f6"/>
    </style:style>
    <style:style style:name="T24" style:family="text">
      <style:text-properties style:font-name="Liberation Sans" officeooo:rsid="003ace8c"/>
    </style:style>
    <style:style style:name="T25" style:family="text">
      <style:text-properties style:font-name="Liberation Sans" officeooo:rsid="0050a3d0"/>
    </style:style>
    <style:style style:name="T26" style:family="text">
      <style:text-properties style:font-name="Liberation Sans" officeooo:rsid="0051b5c9"/>
    </style:style>
    <style:style style:name="T27" style:family="text">
      <style:text-properties style:font-name="Liberation Sans" fo:font-weight="normal" style:font-weight-asian="normal" style:font-weight-complex="normal"/>
    </style:style>
    <style:style style:name="T28" style:family="text">
      <style:text-properties style:font-name="Liberation Sans" fo:font-weight="normal" officeooo:rsid="0058a53a" style:font-weight-asian="normal" style:font-weight-complex="normal"/>
    </style:style>
    <style:style style:name="T29" style:family="text">
      <style:text-properties style:font-name="Liberation Sans" fo:font-weight="normal" officeooo:rsid="0058a6b9" style:font-weight-asian="normal" style:font-weight-complex="normal"/>
    </style:style>
    <style:style style:name="T30" style:family="text">
      <style:text-properties style:font-name="Liberation Sans" fo:font-weight="normal" officeooo:rsid="00591b1a" style:font-weight-asian="normal" style:font-weight-complex="normal"/>
    </style:style>
    <style:style style:name="T31" style:family="text">
      <style:text-properties style:font-name="Liberation Sans" fo:font-weight="normal" officeooo:rsid="005a4c73" style:font-weight-asian="normal" style:font-weight-complex="normal"/>
    </style:style>
    <style:style style:name="T32" style:family="text">
      <style:text-properties style:font-name="Liberation Sans" fo:font-weight="normal" officeooo:rsid="005e118e" style:font-weight-asian="normal" style:font-weight-complex="normal"/>
    </style:style>
    <style:style style:name="T33" style:family="text">
      <style:text-properties style:font-name="Liberation Sans" fo:font-weight="normal" officeooo:rsid="00604396" style:font-weight-asian="normal" style:font-weight-complex="normal"/>
    </style:style>
    <style:style style:name="T34" style:family="text">
      <style:text-properties style:font-name="Liberation Sans" fo:font-weight="normal" officeooo:rsid="006265a9" style:font-weight-asian="normal" style:font-weight-complex="normal"/>
    </style:style>
    <style:style style:name="T35" style:family="text">
      <style:text-properties style:font-name="Liberation Sans" fo:font-weight="normal" officeooo:rsid="00653d9c" style:font-weight-asian="normal" style:font-weight-complex="normal"/>
    </style:style>
    <style:style style:name="T36" style:family="text">
      <style:text-properties style:font-name="Liberation Sans" fo:font-weight="normal" officeooo:rsid="00667f26" style:font-weight-asian="normal" style:font-weight-complex="normal"/>
    </style:style>
    <style:style style:name="T37" style:family="text">
      <style:text-properties style:font-name="Liberation Sans" fo:font-weight="normal" officeooo:rsid="0068f03c" style:font-weight-asian="normal" style:font-weight-complex="normal"/>
    </style:style>
    <style:style style:name="T38" style:family="text">
      <style:text-properties style:font-name="Liberation Sans" officeooo:rsid="00604396"/>
    </style:style>
    <style:style style:name="T39" style:family="text">
      <style:text-properties style:font-name="Liberation Sans" officeooo:rsid="00653d9c"/>
    </style:style>
    <style:style style:name="T40" style:family="text">
      <style:text-properties style:font-name="Liberation Sans" officeooo:rsid="0068f03c"/>
    </style:style>
    <style:style style:name="T41" style:family="text">
      <style:text-properties style:text-position="super 58%" style:font-name="Liberation Sans" fo:font-size="14pt" style:font-size-asian="14pt" style:font-size-complex="14pt"/>
    </style:style>
    <style:style style:name="T42" style:family="text">
      <style:text-properties style:font-name="Courier 10 Pitch" fo:font-style="normal" style:font-style-asian="normal" style:font-style-complex="normal"/>
    </style:style>
    <style:style style:name="T43" style:family="text">
      <style:text-properties style:font-name="Courier 10 Pitch" fo:font-style="normal" officeooo:rsid="0003ea43" style:font-style-asian="normal" style:font-style-complex="normal"/>
    </style:style>
    <style:style style:name="T44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47" style:family="text">
      <style:text-properties officeooo:rsid="00449dd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4617bd" style:font-weight-asian="normal" style:font-weight-complex="normal"/>
    </style:style>
    <style:style style:name="T50" style:family="text">
      <style:text-properties fo:font-weight="normal" officeooo:rsid="00481964" style:font-weight-asian="normal" style:font-weight-complex="normal"/>
    </style:style>
    <style:style style:name="T51" style:family="text">
      <style:text-properties fo:font-weight="normal" officeooo:rsid="004ea5c8" style:font-weight-asian="normal" style:font-weight-complex="normal"/>
    </style:style>
    <style:style style:name="T52" style:family="text">
      <style:text-properties officeooo:rsid="004b30fe"/>
    </style:style>
    <style:style style:name="T53" style:family="text">
      <style:text-properties officeooo:rsid="004e393c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officeooo:rsid="004ea5c8"/>
    </style:style>
    <style:style style:name="T56" style:family="text">
      <style:text-properties officeooo:rsid="004f5080"/>
    </style:style>
    <style:style style:name="T57" style:family="text">
      <style:text-properties officeooo:rsid="00528069"/>
    </style:style>
    <style:style style:name="T58" style:family="text">
      <style:text-properties officeooo:rsid="0058a5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UNIVERSIDADE FEDERAL DE VIÇOSA</text:p>
      <text:p text:style-name="P8">CENTRO DE CIÊNCIAS EXATAS E TECNOLÓGICAS</text:p>
      <text:p text:style-name="P8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3">BIBLIOTECA PARA MATEMÁTICA SIMBÓLICA EM C++</text:p>
      <text:p text:style-name="P3"/>
      <text:p text:style-name="P3"/>
      <text:p text:style-name="P3"/>
      <text:p text:style-name="P11">Arthur Gonçalves do Carmo<text:tab/><text:tab/><text:tab/></text:p>
      <text:p text:style-name="P14">Graduando em Ciência da Computação</text:p>
      <text:p text:style-name="P4"/>
      <text:p text:style-name="P4"/>
      <text:p text:style-name="P4"/>
      <text:p text:style-name="P8">Luiz Carlos de Abreu Albuquerque</text:p>
      <text:p text:style-name="P8">(Orientador)</text:p>
      <text:p text:style-name="P3"/>
      <text:p text:style-name="P3"/>
      <text:p text:style-name="P3"/>
      <text:p text:style-name="P3"/>
      <text:p text:style-name="P3"/>
      <text:p text:style-name="P8">VIÇOSA – MINAS GERAIS</text:p>
      <text:p text:style-name="P8">JUNHO – 2018</text:p>
      <text:p text:style-name="P16"><text:soft-page-break/>RESUMO</text:p>
      <text:p text:style-name="P3"/>
      <text:p text:style-name="P2"/>
      <text:p text:style-name="P9">BIBLIOTECA PARA MATEMÁTICA SIMBÓLICA EM C++</text:p>
      <text:p text:style-name="P9"/>
      <text:p text:style-name="P17"><text:tab/>Luiz Carlos de Abreu Albuquerque (Orientador)</text:p>
      <text:p text:style-name="P17"><text:tab/>Arthur Gonçalves do Carmo (Estudante)</text:p>
      <text:p text:style-name="P3"/>
      <text:p text:style-name="P3"/>
      <text:p text:style-name="P19">RESUMO</text:p>
      <text:p text:style-name="P19"/>
      <text:p text:style-name="P18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9">ÁREA DE CONHECIMENTO</text:p>
      <text:p text:style-name="P2"><text:span text:style-name="T6"><text:tab/></text:span><text:span text:style-name="T1">1.03.02.01- 8 - Matemática Simbólica</text:span></text:p>
      <text:p text:style-name="P19">LINHA DE PESQUISA</text:p>
      <text:p text:style-name="P17"><text:tab/>DPI-040 – Algoritmos e Otimização Combinatória</text:p>
      <text:p text:style-name="P2"/>
      <text:p text:style-name="P53"/>
      <text:p text:style-name="P12">1 – Introdução</text:p>
      <text:p text:style-name="P2"/>
      <text:p text:style-name="P25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31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9">1.2 – Objetivos</text:p>
      <text:p text:style-name="P31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30">Os objetivos específicos deste trabalho são:</text:p>
      <text:list xml:id="list8000507664738672596" text:style-name="WWNum1">
        <text:list-item>
          <text:p text:style-name="P63">Estudar técnicas e algoritmos usados em computação simbólica</text:p>
        </text:list-item>
        <text:list-item>
          <text:p text:style-name="P64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63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2 – Referencial Teórico</text:p>
      <text:p text:style-name="P12"/>
      <text:p text:style-name="P32">2.1 – Números de precisão múltipla</text:p>
      <text:p text:style-name="P25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5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31">É pertinente ao escopo do trabalho a criação de classes para representar números inteiros e racionais de precisão múltipla.</text:p>
      <text:p text:style-name="P5"/>
      <text:p text:style-name="P9">2.2 – Expressões algébricas</text:p>
      <text:p text:style-name="P21">2.2.1 – Monômios <text:span text:style-name="T55">com coeficientes racionais</text:span></text:p>
      <text:p text:style-name="P21"><text:tab/><text:span text:style-name="T48">Monômios são expressões algébricas que consistem apenas da multiplicação entre constantes e variáveis (chamadas literais). Um monômio possui a forma:</text:span></text:p>
      <text:p text:style-name="P24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<text:span text:style-name="T48">Onde</text:span><text:span text:style-name="T48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48">é um número r</text:span><text:span text:style-name="T51">acional</text:span><text:span text:style-name="T49">, </text:span><text:span text:style-name="T49"><draw:frame draw:style-name="fr1" draw:name="Objeto3" text:anchor-type="as-char" svg:y="-0.377cm" svg:width="0.508cm" svg:height="0.531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49">é uma variável única no monômio e</text:span><text:span text:style-name="T49"><draw:frame draw:style-name="fr1" draw:name="Objeto4" text:anchor-type="as-char" svg:y="-0.377cm" svg:width="0.499cm" svg:height="0.531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49">é o expoente ou grau da variável</text:span><text:span text:style-name="T49"><draw:frame draw:style-name="fr1" draw:name="Objeto5" text:anchor-type="as-char" svg:y="-0.377cm" svg:width="0.508cm" svg:height="0.531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49">. </text:span><text:span text:style-name="T50">O produtório </text:span><text:span text:style-name="T50"><draw:frame draw:style-name="fr1" draw:name="Objeto10" text:anchor-type="as-char" svg:y="-0.566cm" svg:width="1.238cm" svg:height="0.988cm" draw:z-index="16"><draw:object xlink:href="./Object 23" xlink:type="simple" xlink:show="embed" xlink:actuate="onLoad"/><draw:image xlink:href="./ObjectReplacements/Object 23" xlink:type="simple" xlink:show="embed" xlink:actuate="onLoad"/></draw:frame></text:span><text:span text:style-name="T50">é chamado a parte literal do monômio.</text:span></text:p>
      <text:p text:style-name="P23"><text:span text:style-name="T48">Um monômio</text:span><text:span text:style-name="T48"><draw:frame draw:style-name="fr1" draw:name="Objeto6" text:anchor-type="as-char" svg:y="-0.377cm" svg:width="0.746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48">é semelhante a um monômio</text:span><text:span text:style-name="T48"><draw:frame draw:style-name="fr1" draw:name="Objeto7" text:anchor-type="as-char" svg:y="-0.377cm" svg:width="0.746cm" svg:height="0.531cm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48">se</text:span><text:span text:style-name="T48"><draw:frame draw:style-name="fr1" draw:name="Objeto8" text:anchor-type="as-char" svg:y="-0.377cm" svg:width="0.746cm" svg:height="0.531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0">e</text:span><text:span text:style-name="T48"><draw:frame draw:style-name="fr1" draw:name="Objeto9" text:anchor-type="as-char" svg:y="-0.377cm" svg:width="0.746cm" svg:height="0.531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0">possuem a mesma parte literal. Nesse caso, a soma entre</text:span><text:span text:style-name="T48"><draw:frame draw:style-name="fr1" draw:name="Objeto11" text:anchor-type="as-char" svg:y="-0.377cm" svg:width="0.746cm" svg:height="0.531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0">e</text:span><text:span text:style-name="T48"><draw:frame draw:style-name="fr1" draw:name="Objeto12" text:anchor-type="as-char" svg:y="-0.377cm" svg:width="0.746cm" svg:height="0.531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48">é </text:span><text:span text:style-name="T50">também um monômio.</text:span></text:p>
      <text:p text:style-name="P20"><text:span text:style-name="T44">O </text:span><text:span text:style-name="T45">grau de um monômio é </text:span><text:span text:style-name="T46">o valor da</text:span><text:span text:style-name="T45"> soma dos expoentes</text:span><text:span text:style-name="T45"><draw:frame draw:style-name="fr1" draw:name="Objeto14" text:anchor-type="as-char" svg:y="-0.377cm" svg:width="0.499cm" svg:height="0.531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45">de sua parte literal.</text:span></text:p>
      <text:p text:style-name="P55">2.2.<text:span text:style-name="T47">2</text:span> – Polinômios <text:span text:style-name="T56">com coeficientes racionais</text:span></text:p>
      <text:p text:style-name="P25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6"><draw:frame draw:style-name="fr1" draw:name="Object16" text:anchor-type="as-char" svg:y="-0.713cm" svg:width="1.42cm" svg:height="1.139cm" draw:z-index="24"><draw:object xlink:href="./Object 42" xlink:type="simple" xlink:show="embed" xlink:actuate="onLoad"/><draw:image xlink:href="./ObjectReplacements/Object 42" xlink:type="simple" xlink:show="embed" xlink:actuate="onLoad"/></draw:frame></text:p>
      <text:p text:style-name="P39"><text:span text:style-name="T1">Onde cada coeficiente</text:span><text:span text:style-name="T1"><draw:frame draw:style-name="fr1" draw:name="Object17" text:anchor-type="as-char" svg:y="-0.377cm" svg:width="0.503cm" svg:height="0.531cm" draw:z-index="25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6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40"><text:span text:style-name="T1"><draw:frame draw:style-name="fr1" draw:name="Object19" text:anchor-type="as-char" svg:y="-0.713cm" svg:width="4.025cm" svg:height="1.139cm" draw:z-index="27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50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4">Outra forma de representar um <text:span text:style-name="T53">polin</text:span>ômio é como um<text:span text:style-name="T52">a</text:span> soma de monômios:</text:p>
      <text:p text:style-name="P45"><draw:frame draw:style-name="fr1" draw:name="Objeto13" text:anchor-type="as-char" svg:y="-0.561cm" svg:width="1.261cm" svg:height="0.988cm" draw:z-index="51"><draw:object xlink:href="./Object 26" xlink:type="simple" xlink:show="embed" xlink:actuate="onLoad"/><draw:image xlink:href="./ObjectReplacements/Object 26" xlink:type="simple" xlink:show="embed" xlink:actuate="onLoad"/></draw:frame></text:p>
      <text:p text:style-name="P46">Nesse caso, o grau do polinômio é grau do monômio<draw:frame draw:style-name="fr1" draw:name="Objeto15" text:anchor-type="as-char" svg:y="-0.377cm" svg:width="0.695cm" svg:height="0.531cm" draw:z-index="52"><draw:object xlink:href="./Object 28" xlink:type="simple" xlink:show="embed" xlink:actuate="onLoad"/><draw:image xlink:href="./ObjectReplacements/Object 28" xlink:type="simple" xlink:show="embed" xlink:actuate="onLoad"/></draw:frame>de maior grau. <text:span text:style-name="T57">Essa representação já generaliza polinômios com mais de uma variável.</text:span></text:p>
      <text:p text:style-name="P65"/>
      <text:p text:style-name="P41"><text:span text:style-name="T3">2.3 – </text:span><text:span text:style-name="Emphasis"><text:span text:style-name="T54">GNU Build System</text:span></text:span></text:p>
      <text:p text:style-name="P38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2">./configure</text:span><text:span text:style-name="T1">, </text:span><text:span text:style-name="T42">make</text:span><text:span text:style-name="T1">, e </text:span><text:span text:style-name="T42">make instal</text:span><text:span text:style-name="T43">l</text:span><text:span text:style-name="T4">. </text:span><text:span text:style-name="T7">Usaremos esta convenção para o desenvolvimento do software.</text:span></text:p>
      <text:p text:style-name="P42"/>
      <text:p text:style-name="P47">3 – Metodologia</text:p>
      <text:p text:style-name="P43"/>
      <text:p text:style-name="P9">3.1 – Representação</text:p>
      <text:p text:style-name="P58">3.1.1 – Números inteiros</text:p>
      <text:p text:style-name="P57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7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28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5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5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29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1"><draw:frame draw:style-name="fr1" draw:name="Object3" text:anchor-type="as-char" svg:y="-0.437cm" svg:width="0.512cm" svg:height="0.527cm" draw:z-index="3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47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5"><text:span text:style-name="T1">Além disso, a classe ainda guarda a quantidade de dígitos (em base</text:span><text:span text:style-name="T41"><draw:frame draw:style-name="fr1" draw:name="Object5" text:anchor-type="as-char" svg:y="-0.437cm" svg:width="0.76cm" svg:height="0.527cm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5"/>
      <text:p text:style-name="P19">3.1.2 – Números racionais</text:p>
      <text:p text:style-name="P48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9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31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32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33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49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34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6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56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5"/>
      <text:p text:style-name="P54">3.1.3 – Aritmética modular</text:p>
      <text:p text:style-name="P25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0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35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36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44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45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7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5"><text:span text:style-name="T1">No projeto, a classe dos números modulares é uma classe </text:span><text:span text:style-name="T4">template</text:span><text:span text:style-name="T1"> que recebe a base como o </text:span><text:span text:style-name="T4">tipo </text:span><text:span text:style-name="T1">do</text:span><text:span text:style-name="T4"> template </text:span><text:span text:style-name="T1">e possui um membro que é um número inteiro para armazenar</text:span><text:span text:style-name="T1"><draw:frame draw:style-name="fr1" draw:name="Object12" text:anchor-type="as-char" svg:y="-0.377cm" svg:width="0.695cm" svg:height="0.467cm" draw:z-index="11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5">num_zm&lt;B&gt;</text:span><text:span text:style-name="T1">.</text:span></text:p>
      <text:p text:style-name="P25"/>
      <text:p text:style-name="P1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4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2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37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43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49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5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5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8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40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1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5"/>
      <text:p text:style-name="P33">3.1.5 – Monômios com coeficiente<text:span text:style-name="T58">s</text:span> raciona<text:span text:style-name="T58">is</text:span></text:p>
      <text:p text:style-name="P33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8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9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60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1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2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34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3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66"/>
      <text:p text:style-name="P35"><text:span text:style-name="T38">3.</text:span><text:span text:style-name="T1">1.6 – Polinômios com coeficientes racionais</text:span></text:p>
      <text:p text:style-name="P35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36"/>
      <text:p text:style-name="P27">4 – Produto a ser obtido</text:p>
      <text:p text:style-name="P29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7"/>
      <text:p text:style-name="P37">5 – Cronograma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51">Ações</text:p>
          </table:table-cell>
          <table:table-cell table:style-name="Table1.A1" office:value-type="string">
            <text:p text:style-name="P51">Ago 2018</text:p>
          </table:table-cell>
          <table:table-cell table:style-name="Table1.A1" office:value-type="string">
            <text:p text:style-name="P51">Set 2018</text:p>
          </table:table-cell>
          <table:table-cell table:style-name="Table1.A1" office:value-type="string">
            <text:p text:style-name="P51">Out 2018</text:p>
          </table:table-cell>
          <table:table-cell table:style-name="Table1.A1" office:value-type="string">
            <text:p text:style-name="P51">Nov 2018</text:p>
          </table:table-cell>
          <table:table-cell table:style-name="Table1.A1" office:value-type="string">
            <text:p text:style-name="P51">Dez 2018</text:p>
          </table:table-cell>
        </table:table-row>
        <table:table-row table:style-name="Table1.1">
          <table:table-cell table:style-name="Table1.A2" office:value-type="string">
            <text:p text:style-name="P52">Especificações de Requisitos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p text:style-name="P52">Implementação de Números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4" office:value-type="string">
            <text:p text:style-name="P52">Implementação de Polinômios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5" office:value-type="string">
            <text:p text:style-name="P52">Implementação de Expressões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6" office:value-type="string">
            <text:p text:style-name="P52">Implementação de Derivadas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7" office:value-type="string">
            <text:p text:style-name="P52">Implementação de Integrais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</table:table-row>
        <table:table-row table:style-name="Table1.1">
          <table:table-cell table:style-name="Table1.A8" office:value-type="string">
            <text:p text:style-name="P52">Elaboração da Monografia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  <table:table-cell table:style-name="Table1.A1" office:value-type="string">
            <text:p text:style-name="P50">X</text:p>
          </table:table-cell>
        </table:table-row>
      </table:table>
      <text:p text:style-name="P28"/>
      <text:p text:style-name="P56">Referências</text:p>
      <text:p text:style-name="P59"/>
      <text:p text:style-name="P60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61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 Acesso em: </text:span><text:span text:style-name="T18">17</text:span><text:span text:style-name="T8"> de </text:span><text:span text:style-name="T18">setembro</text:span><text:span text:style-name="T8"> de 201</text:span><text:span text:style-name="T18">8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4</meta:editing-cycles>
    <meta:creation-date>2018-07-13T17:25:00</meta:creation-date>
    <dc:date>2018-10-03T10:33:30.649909337</dc:date>
    <meta:editing-duration>P7DT22H43M46S</meta:editing-duration>
    <meta:generator>LibreOffice/5.1.6.2$Linux_X86_64 LibreOffice_project/10m0$Build-2</meta:generator>
    <meta:document-statistic meta:table-count="1" meta:image-count="0" meta:object-count="66" meta:page-count="10" meta:paragraph-count="113" meta:word-count="1468" meta:character-count="9531" meta:non-whitespace-character-count="8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